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311" officeooo:paragraph-rsid="0008d311"/>
    </style:style>
    <style:style style:name="P2" style:family="paragraph" style:parent-style-name="Standard">
      <style:text-properties officeooo:rsid="000a1ea1" officeooo:paragraph-rsid="000a1ea1"/>
    </style:style>
    <style:style style:name="P3" style:family="paragraph" style:parent-style-name="Standard">
      <style:text-properties officeooo:rsid="000bc592" officeooo:paragraph-rsid="000bc592"/>
    </style:style>
    <style:style style:name="T1" style:family="text">
      <style:text-properties officeooo:rsid="000a1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1ea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<text:span text:style-name="T2">Name Error:</text:span></text:p>
      <text:p text:style-name="P1">&gt;&gt;&gt; x=5</text:p>
      <text:p text:style-name="P1">&gt;&gt;&gt; print(y)</text:p>
      <text:p text:style-name="P1">Traceback (most recent call last):</text:p>
      <text:p text:style-name="P1"><text:s text:c="2"/>File "&lt;pyshell#9&gt;", line 1, in &lt;module&gt;</text:p>
      <text:p text:style-name="P1"><text:s text:c="4"/>print(y)</text:p>
      <text:p text:style-name="P1">NameError: name 'y' is not defined</text:p>
      <text:p text:style-name="P1"/>
      <text:p text:style-name="P1">2. <text:span text:style-name="T3">Exception Create:</text:span></text:p>
      <text:p text:style-name="P2">class Error(Exception):</text:p>
      <text:p text:style-name="P2"><text:s text:c="4"/>pass</text:p>
      <text:p text:style-name="P2">class ValueTooSmall(Exception):</text:p>
      <text:p text:style-name="P2"><text:s text:c="4"/>pass</text:p>
      <text:p text:style-name="P2">class ValueTooLarge(Exception):</text:p>
      <text:p text:style-name="P2"><text:s text:c="4"/>pass</text:p>
      <text:p text:style-name="P2"/>
      <text:p text:style-name="P2">num=10</text:p>
      <text:p text:style-name="P2">while True:</text:p>
      <text:p text:style-name="P2"><text:s text:c="4"/>i=int(input("Enter a number"))</text:p>
      <text:p text:style-name="P2"><text:s text:c="4"/>try:</text:p>
      <text:p text:style-name="P2"><text:s text:c="8"/>if i&lt;num:</text:p>
      <text:p text:style-name="P2"><text:s text:c="12"/>raise ValueTooSmall</text:p>
      <text:p text:style-name="P2"><text:s text:c="8"/>elif i&gt;num:</text:p>
      <text:p text:style-name="P2"><text:s text:c="12"/>raise ValueTooLarge</text:p>
      <text:p text:style-name="P2"><text:s text:c="8"/>else:</text:p>
      <text:p text:style-name="P2"><text:s text:c="12"/>print("Perfect")</text:p>
      <text:p text:style-name="P2"><text:s text:c="12"/>break</text:p>
      <text:p text:style-name="P2"><text:s text:c="4"/></text:p>
      <text:p text:style-name="P2"><text:s text:c="4"/>except ValueTooSmall:</text:p>
      <text:p text:style-name="P2"><text:s text:c="8"/>print("Value is too small")</text:p>
      <text:p text:style-name="P2"><text:s text:c="4"/>except ValueTooLarge:</text:p>
      <text:p text:style-name="P2"><text:s text:c="8"/>print("Value is too large")</text:p>
      <text:p text:style-name="P2"/>
      <text:p text:style-name="P2"/>
      <text:p text:style-name="P2"/>
      <text:p text:style-name="P2">'''</text:p>
      <text:p text:style-name="P2">Enter a number45</text:p>
      <text:p text:style-name="P2">Value is too large</text:p>
      <text:p text:style-name="P2">Enter a number67</text:p>
      <text:p text:style-name="P2">Value is too large</text:p>
      <text:p text:style-name="P2">Enter a number1</text:p>
      <text:p text:style-name="P2">Value is too small</text:p>
      <text:p text:style-name="P2">Enter a number2</text:p>
      <text:p text:style-name="P2">Value is too small</text:p>
      <text:p text:style-name="P2">Enter a number9</text:p>
      <text:p text:style-name="P2">Value is too small</text:p>
      <text:p text:style-name="P2">Enter a number10</text:p>
      <text:p text:style-name="P2">Perfect</text:p>
      <text:p text:style-name="P2">'''</text:p>
      <text:p text:style-name="P2"/>
      <text:p text:style-name="P2"/>
      <text:p text:style-name="P1"><text:soft-page-break/></text:p>
      <text:p text:style-name="P2">3: <text:span text:style-name="T2">FileNotFoundError(IOError):</text:span></text:p>
      <text:p text:style-name="P2">&gt;&gt;&gt; file=open("text.txt",'r')</text:p>
      <text:p text:style-name="P2">Traceback (most recent call last):</text:p>
      <text:p text:style-name="P2"><text:s text:c="2"/>File "&lt;pyshell#33&gt;", line 1, in &lt;module&gt;</text:p>
      <text:p text:style-name="P2"><text:s text:c="4"/>file=open("text.txt",'r')</text:p>
      <text:p text:style-name="P2">FileNotFoundError: [Errno 2] No such file or directory: 'text.txt'</text:p>
      <text:p text:style-name="P2"/>
      <text:p text:style-name="P2">4: <text:span text:style-name="T2">Import Error:</text:span></text:p>
      <text:p text:style-name="P2">&gt;&gt;&gt; import r</text:p>
      <text:p text:style-name="P2">Traceback (most recent call last):</text:p>
      <text:p text:style-name="P2"><text:s text:c="2"/>File "&lt;pyshell#29&gt;", line 1, in &lt;module&gt;</text:p>
      <text:p text:style-name="P2"><text:s text:c="4"/>import r</text:p>
      <text:p text:style-name="P2">ImportError: No module named 'r'</text:p>
      <text:p text:style-name="P2"/>
      <text:p text:style-name="P2">5: <text:span text:style-name="T2">Attribute Error:</text:span></text:p>
      <text:p text:style-name="P2">&gt;&gt;&gt; x=(1,4)</text:p>
      <text:p text:style-name="P2">&gt;&gt;&gt; x.append(5)</text:p>
      <text:p text:style-name="P2">Traceback (most recent call last):</text:p>
      <text:p text:style-name="P2"><text:s text:c="2"/>File "&lt;pyshell#27&gt;", line 1, in &lt;module&gt;</text:p>
      <text:p text:style-name="P2"><text:s text:c="4"/>x.append(5)</text:p>
      <text:p text:style-name="P2">AttributeError: 'tuple' object has no attribute 'append'</text:p>
      <text:p text:style-name="P2"/>
      <text:p text:style-name="P2">6: <text:span text:style-name="T2">EOFError:</text:span></text:p>
      <text:p text:style-name="P2">&gt;&gt;&gt; x=input("s")</text:p>
      <text:p text:style-name="P2">s</text:p>
      <text:p text:style-name="P2">Traceback (most recent call last):</text:p>
      <text:p text:style-name="P2"><text:s text:c="2"/>File "&lt;pyshell#25&gt;", line 1, in &lt;module&gt;</text:p>
      <text:p text:style-name="P2"><text:s text:c="4"/>x=input("s")</text:p>
      <text:p text:style-name="P2">EOFError: EOF when reading a line #when ctrl d is typed</text:p>
      <text:p text:style-name="P2"/>
      <text:p text:style-name="P2">7: <text:span text:style-name="T2">Keyboardinterrupt Error:</text:span></text:p>
      <text:p text:style-name="P2">&gt;&gt;&gt; x=input("s")</text:p>
      <text:p text:style-name="P2">s</text:p>
      <text:p text:style-name="P2">Traceback (most recent call last):</text:p>
      <text:p text:style-name="P2"><text:s text:c="2"/>File "&lt;pyshell#24&gt;", line 1, in &lt;module&gt;</text:p>
      <text:p text:style-name="P2"><text:s text:c="4"/>x=input("s")</text:p>
      <text:p text:style-name="P2"><text:s text:c="2"/>File "/usr/lib/python3.4/idlelib/PyShell.py", line 1389, in readline</text:p>
      <text:p text:style-name="P2"><text:s text:c="4"/>line = self._line_buffer or self.shell.readline()</text:p>
      <text:p text:style-name="P2">KeyboardInterrupt <text:s/>#when ctrl c is typed</text:p>
      <text:p text:style-name="P2"/>
      <text:p text:style-name="P2">8: <text:span text:style-name="T2">Value Error:</text:span></text:p>
      <text:p text:style-name="P2">x=int(input("Enter the number\n"))</text:p>
      <text:p text:style-name="P2">Enter the number</text:p>
      <text:p text:style-name="P2">abc</text:p>
      <text:p text:style-name="P2">Traceback (most recent call last):</text:p>
      <text:p text:style-name="P2"><text:s text:c="2"/>File "/home/student/Desktop/disha/EH.py", line 13, in &lt;module&gt;</text:p>
      <text:p text:style-name="P2"><text:s text:c="4"/>x=int(input("Enter the number"))</text:p>
      <text:p text:style-name="P2">ValueError: invalid literal for int() with base 10: 'abc'</text:p>
      <text:p text:style-name="P2"/>
      <text:p text:style-name="P3"/>
      <text:p text:style-name="P3"/>
      <text:p text:style-name="P3"><text:soft-page-break/>9: <text:span text:style-name="T2">TypeError:</text:span></text:p>
      <text:p text:style-name="P3">&gt;&gt;&gt; s="t"</text:p>
      <text:p text:style-name="P3">&gt;&gt;&gt; x=5</text:p>
      <text:p text:style-name="P3">&gt;&gt;&gt; print(x/s)</text:p>
      <text:p text:style-name="P3">Traceback (most recent call last):</text:p>
      <text:p text:style-name="P3"><text:s text:c="2"/>File "&lt;pyshell#13&gt;", line 1, in &lt;module&gt;</text:p>
      <text:p text:style-name="P3"><text:s text:c="4"/>print(x/s)</text:p>
      <text:p text:style-name="P3">TypeError: unsupported operand type(s) for /: 'int' and 'str'</text:p>
      <text:p text:style-name="P3"/>
      <text:p text:style-name="P3">10: <text:span text:style-name="T2">ZeroDivisionError</text:span>:</text:p>
      <text:p text:style-name="P3">&gt;&gt;&gt; x=4/0</text:p>
      <text:p text:style-name="P3">Traceback (most recent call last):</text:p>
      <text:p text:style-name="P3"><text:s text:c="2"/>File "&lt;pyshell#7&gt;", line 1, in &lt;module&gt;</text:p>
      <text:p text:style-name="P3"><text:s text:c="4"/>x=4/0</text:p>
      <text:p text:style-name="P3">ZeroDivisionError: division by zero</text:p>
      <text:p text:style-name="P3"/>
      <text:p text:style-name="P3"/>
      <text:p text:style-name="P3"/>
      <text:p text:style-name="P3">def divide1(a,b):</text:p>
      <text:p text:style-name="P3"><text:s text:c="4"/>try:</text:p>
      <text:p text:style-name="P3"><text:s text:c="8"/>x=a/b</text:p>
      <text:p text:style-name="P3"><text:s text:c="8"/>print("ans", x)</text:p>
      <text:p text:style-name="P3"><text:s text:c="4"/>except ZeroDivisionError as e:</text:p>
      <text:p text:style-name="P3"><text:s text:c="8"/>print(e)</text:p>
      <text:p text:style-name="P3"><text:s text:c="4"/>except TypeError as e:</text:p>
      <text:p text:style-name="P3"><text:s text:c="8"/>print(e)</text:p>
      <text:p text:style-name="P3"><text:s text:c="4"/>except:</text:p>
      <text:p text:style-name="P3"><text:s text:c="8"/>print("Some error occured")</text:p>
      <text:p text:style-name="P3"><text:s text:c="4"/>else:</text:p>
      <text:p text:style-name="P3"><text:s text:c="8"/>print("Successfully executed")</text:p>
      <text:p text:style-name="P3"><text:s text:c="4"/>finally:</text:p>
      <text:p text:style-name="P3"><text:s text:c="8"/>print("Program ends")</text:p>
      <text:p text:style-name="P3">divide1(3,5)</text:p>
      <text:p text:style-name="P3">divide1(3,0)</text:p>
      <text:p text:style-name="P3">divide1(3,'s')</text:p>
      <text:p text:style-name="P3"/>
      <text:p text:style-name="P3">'''</text:p>
      <text:p text:style-name="P3">ans 0.6</text:p>
      <text:p text:style-name="P3">Successfully executed</text:p>
      <text:p text:style-name="P3">Program ends</text:p>
      <text:p text:style-name="P3">division by zero</text:p>
      <text:p text:style-name="P3">Program ends</text:p>
      <text:p text:style-name="P3">unsupported operand type(s) for /: 'int' and 'str'</text:p>
      <text:p text:style-name="P3">Program ends</text:p>
      <text:p text:style-name="P3">'''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0:30:37.382750587</meta:creation-date>
    <dc:date>2018-02-15T11:08:03.538145776</dc:date>
    <meta:editing-duration>PT6M35S</meta:editing-duration>
    <meta:editing-cycles>1</meta:editing-cycles>
    <meta:document-statistic meta:table-count="0" meta:image-count="0" meta:object-count="0" meta:page-count="3" meta:paragraph-count="127" meta:word-count="380" meta:character-count="2927" meta:non-whitespace-character-count="2412"/>
    <meta:generator>LibreOffice/4.2.8.2$Linux_X86_64 LibreOffice_project/420m0$Build-2</meta:generator>
  </office:meta>
</office:document-meta>
</file>